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ABF56D0C2210178A58.jpg" manifest:media-type="image/jpeg"/>
  <manifest:file-entry manifest:full-path="Pictures/1000000000000258000001B9107F2505944BBF24.jpg" manifest:media-type="image/jpeg"/>
  <manifest:file-entry manifest:full-path="Pictures/1000000000000258000001AB88D5731986A7CB9F.jpg" manifest:media-type="image/jpeg"/>
  <manifest:file-entry manifest:full-path="Pictures/1000000000000258000001AB92B9992999055177.jpg" manifest:media-type="image/jpeg"/>
  <manifest:file-entry manifest:full-path="Pictures/1000000000000258000001B9C898EDE6EF677A31.jpg" manifest:media-type="image/jpeg"/>
  <manifest:file-entry manifest:full-path="Pictures/1000000000000258000001B912B2E7E4AC4EDCA7.jpg" manifest:media-type="image/jpeg"/>
  <manifest:file-entry manifest:full-path="Pictures/1000000000000258000001ABA0CE0636C17BE03D.jpg" manifest:media-type="image/jpeg"/>
  <manifest:file-entry manifest:full-path="Pictures/1000000000000258000001AB6EE3B7FEBF3801D7.jpg" manifest:media-type="image/jpeg"/>
  <manifest:file-entry manifest:full-path="Pictures/100000000000058E00000502D6920A8D43EA79B2.jpg" manifest:media-type="image/jpeg"/>
  <manifest:file-entry manifest:full-path="Pictures/1000000000000258000001AB14B1934607808ED2.jpg" manifest:media-type="image/jpeg"/>
  <manifest:file-entry manifest:full-path="Pictures/1000000000000258000001ABFF28F83C24639897.jpg" manifest:media-type="image/jpeg"/>
  <manifest:file-entry manifest:full-path="Pictures/1000000000000258000001ABDA1E958B940AD030.jpg" manifest:media-type="image/jpeg"/>
  <manifest:file-entry manifest:full-path="Pictures/1000000000000258000001AB461AD8E61A3F5D7D.jpg" manifest:media-type="image/jpeg"/>
  <manifest:file-entry manifest:full-path="Pictures/1000000000000258000001AB4159BF133BE5D477.jpg" manifest:media-type="image/jpeg"/>
  <manifest:file-entry manifest:full-path="Pictures/1000000000000258000001ABB8C6B5EF7554541B.jpg" manifest:media-type="image/jpeg"/>
  <manifest:file-entry manifest:full-path="Pictures/1000000000000258000001B9B3C4DA5200097298.jpg" manifest:media-type="image/jpeg"/>
  <manifest:file-entry manifest:full-path="Pictures/1000000000000258000001AB2E729FC4ACDD638C.jpg" manifest:media-type="image/jpeg"/>
  <manifest:file-entry manifest:full-path="Pictures/1000000000000258000001ABC4EB77B83E1C9E5C.jpg" manifest:media-type="image/jpeg"/>
  <manifest:file-entry manifest:full-path="Pictures/1000000000000258000001AB0CA1A9156E24117F.jpg" manifest:media-type="image/jpeg"/>
  <manifest:file-entry manifest:full-path="Pictures/1000000000000258000001B90C6B656C067DE22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name-complex="Calibri1" style:font-size-complex="12pt"/>
    </style:style>
    <style:style style:name="T2" style:family="text">
      <style:text-properties fo:font-size="12pt" style:font-size-asian="12pt" style:font-name-complex="Calibri1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AGRAMA DE CA</text:span><text:bookmark text:name="_GoBack"/><text:span text:style-name="T1">SOS DE USO</text:span></text:p>
      <text:p text:style-name="P3"/>
      <text:p text:style-name="P1"><draw:frame text:anchor-type="as-char" draw:z-index="0" draw:style-name="gr1" draw:text-style-name="P6" svg:width="14.976cm" svg:height="13.495cm"><draw:image xlink:href="Pictures/100000000000058E00000502D6920A8D43EA79B2.jpg" xlink:type="simple" xlink:show="embed" xlink:actuate="onLoad"><text:p/></draw:image></draw:frame></text:p>
      <text:p text:style-name="P2"/>
      <text:p text:style-name="P4"><text:span text:style-name="T1">ADMINISTRADOR:</text:span></text:p>
      <text:p text:style-name="Standard"><draw:frame text:anchor-type="as-char" draw:z-index="1" draw:style-name="gr1" draw:text-style-name="P6" svg:width="14.976cm" svg:height="10.663cm"><draw:image xlink:href="Pictures/1000000000000258000001ABDA1E958B940AD030.jpg" xlink:type="simple" xlink:show="embed" xlink:actuate="onLoad"><text:p/></draw:image></draw:frame></text:p>
      <text:p text:style-name="P2"/>
      <text:p text:style-name="Standard"><draw:frame text:anchor-type="as-char" draw:z-index="2" draw:style-name="gr1" draw:text-style-name="P6" svg:width="14.976cm" svg:height="10.663cm"><draw:image xlink:href="Pictures/1000000000000258000001ABA0CE0636C17BE03D.jpg" xlink:type="simple" xlink:show="embed" xlink:actuate="onLoad"><text:p/></draw:image></draw:frame></text:p>
      <text:p text:style-name="P2"/>
      <text:p text:style-name="Standard"><text:soft-page-break/><draw:frame text:anchor-type="as-char" draw:z-index="3" draw:style-name="gr1" draw:text-style-name="P6" svg:width="14.976cm" svg:height="10.663cm"><draw:image xlink:href="Pictures/1000000000000258000001AB6EE3B7FEBF3801D7.jpg" xlink:type="simple" xlink:show="embed" xlink:actuate="onLoad"><text:p/></draw:image></draw:frame></text:p>
      <text:p text:style-name="P2"/>
      <text:p text:style-name="Standard"><draw:frame text:anchor-type="as-char" draw:z-index="4" draw:style-name="gr1" draw:text-style-name="P6" svg:width="14.976cm" svg:height="10.663cm"><draw:image xlink:href="Pictures/1000000000000258000001ABFF28F83C24639897.jpg" xlink:type="simple" xlink:show="embed" xlink:actuate="onLoad"><text:p/></draw:image></draw:frame></text:p>
      <text:p text:style-name="P2"/>
      <text:p text:style-name="Standard"><text:soft-page-break/><draw:frame text:anchor-type="as-char" draw:z-index="5" draw:style-name="gr1" draw:text-style-name="P6" svg:width="14.976cm" svg:height="11.007cm"><draw:image xlink:href="Pictures/1000000000000258000001B9C898EDE6EF677A31.jpg" xlink:type="simple" xlink:show="embed" xlink:actuate="onLoad"><text:p/></draw:image></draw:frame></text:p>
      <text:p text:style-name="P2"/>
      <text:p text:style-name="Standard"><draw:frame text:anchor-type="as-char" draw:z-index="6" draw:style-name="gr1" draw:text-style-name="P6" svg:width="14.976cm" svg:height="10.663cm"><draw:image xlink:href="Pictures/1000000000000258000001AB4159BF133BE5D477.jpg" xlink:type="simple" xlink:show="embed" xlink:actuate="onLoad"><text:p/></draw:image></draw:frame></text:p>
      <text:p text:style-name="Standard"><text:soft-page-break/><draw:frame text:anchor-type="as-char" draw:z-index="7" draw:style-name="gr1" draw:text-style-name="P6" svg:width="14.976cm" svg:height="10.663cm"><draw:image xlink:href="Pictures/1000000000000258000001AB14B1934607808ED2.jpg" xlink:type="simple" xlink:show="embed" xlink:actuate="onLoad"><text:p/></draw:image></draw:frame></text:p>
      <text:p text:style-name="P2"/>
      <text:p text:style-name="P4"><text:span text:style-name="T1">VENDEDOR:</text:span></text:p>
      <text:p text:style-name="Standard"><draw:frame text:anchor-type="as-char" draw:z-index="8" draw:style-name="gr1" draw:text-style-name="P6" svg:width="14.976cm" svg:height="11.007cm"><draw:image xlink:href="Pictures/1000000000000258000001B912B2E7E4AC4EDCA7.jpg" xlink:type="simple" xlink:show="embed" xlink:actuate="onLoad"><text:p/></draw:image></draw:frame></text:p>
      <text:p text:style-name="P2"/>
      <text:p text:style-name="Standard"><draw:frame text:anchor-type="as-char" draw:z-index="9" draw:style-name="gr1" draw:text-style-name="P6" svg:width="14.976cm" svg:height="11.007cm"><draw:image xlink:href="Pictures/1000000000000258000001B9B3C4DA5200097298.jpg" xlink:type="simple" xlink:show="embed" xlink:actuate="onLoad"><text:p/></draw:image></draw:frame></text:p>
      <text:p text:style-name="Standard"><text:soft-page-break/><draw:frame text:anchor-type="as-char" draw:z-index="10" draw:style-name="gr1" draw:text-style-name="P6" svg:width="14.976cm" svg:height="10.663cm"><draw:image xlink:href="Pictures/1000000000000258000001AB461AD8E61A3F5D7D.jpg" xlink:type="simple" xlink:show="embed" xlink:actuate="onLoad"><text:p/></draw:image></draw:frame></text:p>
      <text:p text:style-name="P2"/>
      <text:p text:style-name="Standard"><draw:frame text:anchor-type="as-char" draw:z-index="11" draw:style-name="gr1" draw:text-style-name="P6" svg:width="14.976cm" svg:height="10.663cm"><draw:image xlink:href="Pictures/1000000000000258000001AB0CA1A9156E24117F.jpg" xlink:type="simple" xlink:show="embed" xlink:actuate="onLoad"><text:p/></draw:image></draw:frame></text:p>
      <text:p text:style-name="Standard"><text:soft-page-break/><draw:frame text:anchor-type="as-char" draw:z-index="12" draw:style-name="gr1" draw:text-style-name="P6" svg:width="14.976cm" svg:height="10.663cm"><draw:image xlink:href="Pictures/1000000000000258000001ABB8C6B5EF7554541B.jpg" xlink:type="simple" xlink:show="embed" xlink:actuate="onLoad"><text:p/></draw:image></draw:frame></text:p>
      <text:p text:style-name="P2"/>
      <text:p text:style-name="Standard"><draw:frame text:anchor-type="as-char" draw:z-index="13" draw:style-name="gr1" draw:text-style-name="P6" svg:width="14.976cm" svg:height="10.663cm"><draw:image xlink:href="Pictures/1000000000000258000001AB2E729FC4ACDD638C.jpg" xlink:type="simple" xlink:show="embed" xlink:actuate="onLoad"><text:p/></draw:image></draw:frame></text:p>
      <text:p text:style-name="Standard"><text:soft-page-break/><draw:frame text:anchor-type="as-char" draw:z-index="14" draw:style-name="gr1" draw:text-style-name="P6" svg:width="14.976cm" svg:height="10.663cm"><draw:image xlink:href="Pictures/1000000000000258000001ABC4EB77B83E1C9E5C.jpg" xlink:type="simple" xlink:show="embed" xlink:actuate="onLoad"><text:p/></draw:image></draw:frame></text:p>
      <text:p text:style-name="P2"/>
      <text:p text:style-name="Standard"><draw:frame text:anchor-type="as-char" draw:z-index="15" draw:style-name="gr1" draw:text-style-name="P6" svg:width="14.976cm" svg:height="11.007cm"><draw:image xlink:href="Pictures/1000000000000258000001B90C6B656C067DE220.jpg" xlink:type="simple" xlink:show="embed" xlink:actuate="onLoad"><text:p/></draw:image></draw:frame></text:p>
      <text:p text:style-name="Standard"><text:soft-page-break/><draw:frame text:anchor-type="as-char" draw:z-index="16" draw:style-name="gr1" draw:text-style-name="P6" svg:width="14.976cm" svg:height="10.663cm"><draw:image xlink:href="Pictures/1000000000000258000001AB92B9992999055177.jpg" xlink:type="simple" xlink:show="embed" xlink:actuate="onLoad"><text:p/></draw:image></draw:frame></text:p>
      <text:p text:style-name="P2"/>
      <text:p text:style-name="Standard"><draw:frame text:anchor-type="as-char" draw:z-index="17" draw:style-name="gr1" draw:text-style-name="P6" svg:width="14.976cm" svg:height="10.663cm"><draw:image xlink:href="Pictures/1000000000000258000001AB88D5731986A7CB9F.jpg" xlink:type="simple" xlink:show="embed" xlink:actuate="onLoad"><text:p/></draw:image></draw:frame></text:p>
      <text:p text:style-name="Standard"><text:soft-page-break/><draw:frame text:anchor-type="as-char" draw:z-index="18" draw:style-name="gr1" draw:text-style-name="P6" svg:width="14.976cm" svg:height="11.007cm"><draw:image xlink:href="Pictures/1000000000000258000001B9107F2505944BBF24.jpg" xlink:type="simple" xlink:show="embed" xlink:actuate="onLoad"><text:p/></draw:image></draw:frame></text:p>
      <text:p text:style-name="P2"/>
      <text:p text:style-name="Standard"><draw:frame text:anchor-type="as-char" draw:z-index="19" draw:style-name="gr1" draw:text-style-name="P6" svg:width="14.976cm" svg:height="10.663cm"><draw:image xlink:href="Pictures/1000000000000258000001ABF56D0C2210178A58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Henrique</meta:initial-creator>
    <dc:creator>João Henrique</dc:creator>
    <meta:editing-cycles>3</meta:editing-cycles>
    <meta:creation-date>2019-05-12T00:57:00</meta:creation-date>
    <dc:date>2019-05-17T00:36:00</dc:date>
    <meta:editing-duration>PT12M</meta:editing-duration>
    <meta:generator>LibreOffice/6.0.7.3$Linux_X86_64 LibreOffice_project/00m0$Build-3</meta:generator>
    <meta:document-statistic meta:table-count="0" meta:image-count="0" meta:object-count="0" meta:page-count="11" meta:paragraph-count="23" meta:word-count="7" meta:character-count="47" meta:non-whitespace-character-count="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